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OT Values</text:p>
          </table:table-cell>
          <table:table-cell office:value-type="float" office:value="1.05" table:style-name="ce1">
            <text:p>1.05</text:p>
          </table:table-cell>
          <table:table-cell office:value-type="float" office:value="1.07" table:style-name="ce1">
            <text:p>1.07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1.45" table:style-name="ce1">
            <text:p>1.45</text:p>
          </table:table-cell>
          <table:table-cell office:value-type="float" office:value="1.5" table:style-name="ce1">
            <text:p>1.5</text:p>
          </table:table-cell>
          <table:table-cell office:value-type="float" office:value="1.55" table:style-name="ce1">
            <text:p>1.55</text:p>
          </table:table-cell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currency" office:value="140000" table:style-name="ce2">
            <text:p>£140,000</text:p>
          </table:table-cell>
          <table:table-cell office:value-type="currency" office:value="147000" table:formula="of:=[.A7]*[.B4]" table:style-name="ce2">
            <text:p>£147,000</text:p>
          </table:table-cell>
          <table:table-cell office:value-type="currency" office:value="149800" table:formula="of:=[.A7]*[.C4]" table:style-name="ce2">
            <text:p>£149,800</text:p>
          </table:table-cell>
          <table:table-cell office:value-type="currency" office:value="161000" table:formula="of:=[.A7]*[.D4]" table:style-name="ce2">
            <text:p>£161,000</text:p>
          </table:table-cell>
          <table:table-cell office:value-type="currency" office:value="182000" table:formula="of:=[.A7]*[.E4]" table:style-name="ce2">
            <text:p>£182,000</text:p>
          </table:table-cell>
          <table:table-cell office:value-type="currency" office:value="196000" table:formula="of:=[.A7]*[.F4]" table:style-name="ce2">
            <text:p>£196,000</text:p>
          </table:table-cell>
          <table:table-cell office:value-type="currency" office:value="203000" table:formula="of:=[.A7]*[.G4]" table:style-name="ce2">
            <text:p>£203,000</text:p>
          </table:table-cell>
          <table:table-cell office:value-type="currency" office:value="210000" table:formula="of:=[.A7]*[.H4]" table:style-name="ce2">
            <text:p>£210,000</text:p>
          </table:table-cell>
          <table:table-cell office:value-type="currency" office:value="217000" table:formula="of:=[.A7]*[.I4]" table:style-name="ce2">
            <text:p>£217,000</text:p>
          </table:table-cell>
          <table:table-cell office:value-type="currency" office:value="238000" table:formula="of:=[.A7]*[.J4]" table:style-name="ce2">
            <text:p>£238,000</text:p>
          </table:table-cell>
          <table:table-cell office:value-type="currency" office:value="280000" table:formula="of:=[.A7]*[.K4]" table:style-name="ce2">
            <text:p>£280,000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currency" office:value="380000" table:style-name="ce2">
            <text:p>£380,000</text:p>
          </table:table-cell>
          <table:table-cell office:value-type="currency" office:value="399000" table:formula="of:=[.A9]*[.B4]" table:style-name="ce2">
            <text:p>£399,000</text:p>
          </table:table-cell>
          <table:table-cell office:value-type="currency" office:value="406600" table:formula="of:=[.A9]*[.C4]" table:style-name="ce2">
            <text:p>£406,600</text:p>
          </table:table-cell>
          <table:table-cell office:value-type="currency" office:value="436999.99999999994" table:formula="of:=[.A9]*[.D4]" table:style-name="ce2">
            <text:p>£437,000</text:p>
          </table:table-cell>
          <table:table-cell office:value-type="currency" office:value="494000" table:formula="of:=[.A9]*[.E4]" table:style-name="ce2">
            <text:p>£494,000</text:p>
          </table:table-cell>
          <table:table-cell office:value-type="currency" office:value="532000" table:formula="of:=[.A9]*[.F4]" table:style-name="ce2">
            <text:p>£532,000</text:p>
          </table:table-cell>
          <table:table-cell office:value-type="currency" office:value="551000" table:formula="of:=[.A9]*[.G4]" table:style-name="ce2">
            <text:p>£551,000</text:p>
          </table:table-cell>
          <table:table-cell office:value-type="currency" office:value="570000" table:formula="of:=[.A9]*[.H4]" table:style-name="ce2">
            <text:p>£570,000</text:p>
          </table:table-cell>
          <table:table-cell office:value-type="currency" office:value="589000" table:formula="of:=[.A9]*[.I4]" table:style-name="ce2">
            <text:p>£589,000</text:p>
          </table:table-cell>
          <table:table-cell office:value-type="currency" office:value="646000" table:formula="of:=[.A9]*[.J4]" table:style-name="ce2">
            <text:p>£646,000</text:p>
          </table:table-cell>
          <table:table-cell office:value-type="currency" office:value="760000" table:formula="of:=[.A9]*[.K4]" table:style-name="ce2">
            <text:p>£760,000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currency" office:value="1800000" table:style-name="ce2">
            <text:p>£1,800,000</text:p>
          </table:table-cell>
          <table:table-cell office:value-type="currency" office:value="1890000" table:formula="of:=[.A11]*[.B4]" table:style-name="ce2">
            <text:p>£1,890,000</text:p>
          </table:table-cell>
          <table:table-cell office:value-type="currency" office:value="1926000" table:formula="of:=[.A11]*[.C4]" table:style-name="ce2">
            <text:p>£1,926,000</text:p>
          </table:table-cell>
          <table:table-cell office:value-type="currency" office:value="2069999.9999999998" table:formula="of:=[.A11]*[.D4]" table:style-name="ce2">
            <text:p>£2,070,000</text:p>
          </table:table-cell>
          <table:table-cell office:value-type="currency" office:value="2340000" table:formula="of:=[.A11]*[.E4]" table:style-name="ce2">
            <text:p>£2,340,000</text:p>
          </table:table-cell>
          <table:table-cell office:value-type="currency" office:value="2520000" table:formula="of:=[.A11]*[.F4]" table:style-name="ce2">
            <text:p>£2,520,000</text:p>
          </table:table-cell>
          <table:table-cell office:value-type="currency" office:value="2610000" table:formula="of:=[.A11]*[.G4]" table:style-name="ce2">
            <text:p>£2,610,000</text:p>
          </table:table-cell>
          <table:table-cell office:value-type="currency" office:value="2700000" table:formula="of:=[.A11]*[.H4]" table:style-name="ce2">
            <text:p>£2,700,000</text:p>
          </table:table-cell>
          <table:table-cell office:value-type="currency" office:value="2790000" table:formula="of:=[.A11]*[.I4]" table:style-name="ce2">
            <text:p>£2,790,000</text:p>
          </table:table-cell>
          <table:table-cell office:value-type="currency" office:value="3060000" table:formula="of:=[.A11]*[.J4]" table:style-name="ce2">
            <text:p>£3,060,000</text:p>
          </table:table-cell>
          <table:table-cell office:value-type="currency" office:value="3600000" table:formula="of:=[.A11]*[.K4]" table:style-name="ce2">
            <text:p>£3,600,000</text:p>
          </table:table-cell>
          <table:table-cell table:number-columns-repeated="16373"/>
        </table:table-row>
        <table:table-row table:style-name="ro1">
          <table:table-cell office:value-type="currency" office:value="75" table:style-name="ce2">
            <text:p>£75</text:p>
          </table:table-cell>
          <table:table-cell office:value-type="currency" office:value="1" table:style-name="ce2">
            <text:p>£1</text:p>
          </table:table-cell>
          <table:table-cell office:value-type="currency" office:value="2" table:style-name="ce2">
            <text:p>£2</text:p>
          </table:table-cell>
          <table:table-cell office:value-type="currency" office:value="3" table:style-name="ce2">
            <text:p>£3</text:p>
          </table:table-cell>
          <table:table-cell office:value-type="currency" office:value="4" table:style-name="ce2">
            <text:p>£4</text:p>
          </table:table-cell>
          <table:table-cell office:value-type="currency" office:value="5" table:style-name="ce2">
            <text:p>£5</text:p>
          </table:table-cell>
          <table:table-cell office:value-type="currency" office:value="6" table:style-name="ce2">
            <text:p>£6</text:p>
          </table:table-cell>
          <table:table-cell office:value-type="currency" office:value="7" table:style-name="ce2">
            <text:p>£7</text:p>
          </table:table-cell>
          <table:table-cell office:value-type="currency" office:value="8" table:style-name="ce2">
            <text:p>£8</text:p>
          </table:table-cell>
          <table:table-cell office:value-type="currency" office:value="9" table:style-name="ce2">
            <text:p>£9</text:p>
          </table:table-cell>
          <table:table-cell office:value-type="currency" office:value="10" table:style-name="ce2">
            <text:p>£10</text:p>
          </table:table-cell>
          <table:table-cell table:number-columns-repeated="16373"/>
        </table:table-row>
        <table:table-row table:style-name="ro1">
          <table:table-cell office:value-type="currency" office:value="9000000" table:style-name="ce2">
            <text:p>£9,000,000</text:p>
          </table:table-cell>
          <table:table-cell office:value-type="currency" office:value="9450000" table:formula="of:=[.A13]*[.B4]" table:style-name="ce2">
            <text:p>£9,450,000</text:p>
          </table:table-cell>
          <table:table-cell office:value-type="currency" office:value="9630000" table:formula="of:=[.A13]*[.C4]" table:style-name="ce2">
            <text:p>£9,630,000</text:p>
          </table:table-cell>
          <table:table-cell office:value-type="currency" office:value="10350000" table:formula="of:=[.A13]*[.D4]" table:style-name="ce2">
            <text:p>£10,350,000</text:p>
          </table:table-cell>
          <table:table-cell office:value-type="currency" office:value="11700000" table:formula="of:=[.A13]*[.E4]" table:style-name="ce2">
            <text:p>£11,700,000</text:p>
          </table:table-cell>
          <table:table-cell office:value-type="currency" office:value="12600000" table:formula="of:=[.A13]*[.F4]" table:style-name="ce2">
            <text:p>£12,600,000</text:p>
          </table:table-cell>
          <table:table-cell office:value-type="currency" office:value="13050000" table:formula="of:=[.A13]*[.G4]" table:style-name="ce2">
            <text:p>£13,050,000</text:p>
          </table:table-cell>
          <table:table-cell office:value-type="currency" office:value="13500000" table:formula="of:=[.A13]*[.H4]" table:style-name="ce2">
            <text:p>£13,500,000</text:p>
          </table:table-cell>
          <table:table-cell office:value-type="currency" office:value="13950000" table:formula="of:=[.A13]*[.I4]" table:style-name="ce2">
            <text:p>£13,950,000</text:p>
          </table:table-cell>
          <table:table-cell office:value-type="currency" office:value="15300000" table:formula="of:=[.A13]*[.J4]" table:style-name="ce2">
            <text:p>£15,300,000</text:p>
          </table:table-cell>
          <table:table-cell office:value-type="currency" office:value="18000000" table:formula="of:=[.A13]*[.K4]" table:style-name="ce2">
            <text:p>£18,000,000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currency" office:value="20000000" table:style-name="ce2">
            <text:p>£20,000,000</text:p>
          </table:table-cell>
          <table:table-cell office:value-type="currency" office:value="21000000" table:formula="of:=[.A15]*[.B4]" table:style-name="ce2">
            <text:p>£21,000,000</text:p>
          </table:table-cell>
          <table:table-cell office:value-type="currency" office:value="21400000" table:formula="of:=[.A15]*[.C4]" table:style-name="ce2">
            <text:p>£21,400,000</text:p>
          </table:table-cell>
          <table:table-cell office:value-type="currency" office:value="23000000" table:formula="of:=[.A15]*[.D4]" table:style-name="ce2">
            <text:p>£23,000,000</text:p>
          </table:table-cell>
          <table:table-cell office:value-type="currency" office:value="26000000" table:formula="of:=[.A15]*[.E4]" table:style-name="ce2">
            <text:p>£26,000,000</text:p>
          </table:table-cell>
          <table:table-cell office:value-type="currency" office:value="28000000" table:formula="of:=[.A15]*[.F4]" table:style-name="ce2">
            <text:p>£28,000,000</text:p>
          </table:table-cell>
          <table:table-cell office:value-type="currency" office:value="29000000" table:formula="of:=[.A15]*[.G4]" table:style-name="ce2">
            <text:p>£29,000,000</text:p>
          </table:table-cell>
          <table:table-cell office:value-type="currency" office:value="30000000" table:formula="of:=[.A15]*[.H4]" table:style-name="ce2">
            <text:p>£30,000,000</text:p>
          </table:table-cell>
          <table:table-cell office:value-type="currency" office:value="31000000" table:formula="of:=[.A15]*[.I4]" table:style-name="ce2">
            <text:p>£31,000,000</text:p>
          </table:table-cell>
          <table:table-cell office:value-type="currency" office:value="34000000" table:formula="of:=[.A15]*[.J4]" table:style-name="ce2">
            <text:p>£34,000,000</text:p>
          </table:table-cell>
          <table:table-cell office:value-type="currency" office:value="40000000" table:formula="of:=[.A15]*[.K4]" table:style-name="ce2">
            <text:p>£40,000,000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currency" office:value="50000000" table:style-name="ce2">
            <text:p>£50,000,000</text:p>
          </table:table-cell>
          <table:table-cell office:value-type="currency" office:value="52500000" table:formula="of:=[.A17]*[.B4]" table:style-name="ce2">
            <text:p>£52,500,000</text:p>
          </table:table-cell>
          <table:table-cell office:value-type="currency" office:value="53500000" table:formula="of:=[.A17]*[.C4]" table:style-name="ce2">
            <text:p>£53,500,000</text:p>
          </table:table-cell>
          <table:table-cell office:value-type="currency" office:value="57499999.999999993" table:formula="of:=[.A17]*[.D4]" table:style-name="ce2">
            <text:p>£57,500,000</text:p>
          </table:table-cell>
          <table:table-cell office:value-type="currency" office:value="65000000" table:formula="of:=[.A17]*[.E4]" table:style-name="ce2">
            <text:p>£65,000,000</text:p>
          </table:table-cell>
          <table:table-cell office:value-type="currency" office:value="70000000" table:formula="of:=[.A17]*[.F4]" table:style-name="ce2">
            <text:p>£70,000,000</text:p>
          </table:table-cell>
          <table:table-cell office:value-type="currency" office:value="72500000" table:formula="of:=[.A17]*[.G4]" table:style-name="ce2">
            <text:p>£72,500,000</text:p>
          </table:table-cell>
          <table:table-cell office:value-type="currency" office:value="75000000" table:formula="of:=[.A17]*[.H4]" table:style-name="ce2">
            <text:p>£75,000,000</text:p>
          </table:table-cell>
          <table:table-cell office:value-type="currency" office:value="77500000" table:formula="of:=[.A17]*[.I4]" table:style-name="ce2">
            <text:p>£77,500,000</text:p>
          </table:table-cell>
          <table:table-cell office:value-type="currency" office:value="85000000" table:formula="of:=[.A17]*[.J4]" table:style-name="ce2">
            <text:p>£85,000,000</text:p>
          </table:table-cell>
          <table:table-cell office:value-type="currency" office:value="100000000" table:formula="of:=[.A17]*[.K4]" table:style-name="ce2">
            <text:p>£100,000,000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currency" office:value="100000000" table:style-name="ce2">
            <text:p>£100,000,000</text:p>
          </table:table-cell>
          <table:table-cell office:value-type="currency" office:value="105000000" table:formula="of:=[.A19]*[.B4]" table:style-name="ce2">
            <text:p>£105,000,000</text:p>
          </table:table-cell>
          <table:table-cell office:value-type="currency" office:value="107000000" table:formula="of:=[.A19]*[.C4]" table:style-name="ce2">
            <text:p>£107,000,000</text:p>
          </table:table-cell>
          <table:table-cell office:value-type="currency" office:value="114999999.99999999" table:formula="of:=[.A19]*[.D4]" table:style-name="ce2">
            <text:p>£115,000,000</text:p>
          </table:table-cell>
          <table:table-cell office:value-type="currency" office:value="130000000" table:formula="of:=[.A19]*[.E4]" table:style-name="ce2">
            <text:p>£130,000,000</text:p>
          </table:table-cell>
          <table:table-cell office:value-type="currency" office:value="140000000" table:formula="of:=[.A19]*[.F4]" table:style-name="ce2">
            <text:p>£140,000,000</text:p>
          </table:table-cell>
          <table:table-cell office:value-type="currency" office:value="145000000" table:formula="of:=[.A19]*[.G4]" table:style-name="ce2">
            <text:p>£145,000,000</text:p>
          </table:table-cell>
          <table:table-cell office:value-type="currency" office:value="150000000" table:formula="of:=[.A19]*[.H4]" table:style-name="ce2">
            <text:p>£150,000,000</text:p>
          </table:table-cell>
          <table:table-cell office:value-type="currency" office:value="155000000" table:formula="of:=[.A19]*[.I4]" table:style-name="ce2">
            <text:p>£155,000,000</text:p>
          </table:table-cell>
          <table:table-cell office:value-type="currency" office:value="170000000" table:formula="of:=[.A19]*[.J4]" table:style-name="ce2">
            <text:p>£170,000,000</text:p>
          </table:table-cell>
          <table:table-cell office:value-type="currency" office:value="200000000" table:formula="of:=[.A19]*[.K4]" table:style-name="ce2">
            <text:p>£200,000,000</text:p>
          </table:table-cell>
          <table:table-cell table:number-columns-repeated="16373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Paul Garlick</dc:creator>
    <meta:creation-date>2019-10-10T12:40:46Z</meta:creation-date>
    <dc:date>2020-07-29T07:18:22Z</dc:date>
    <meta:editing-cycles>5</meta:editing-cycles>
    <meta:editing-duration>PT7212S</meta:editing-duration>
  </office:meta>
</office:document-meta>
</file>